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786cm"/>
    </style:style>
    <style:style style:name="co2" style:family="table-column">
      <style:table-column-properties fo:break-before="auto" style:column-width="1.677cm"/>
    </style:style>
    <style:style style:name="co3" style:family="table-column">
      <style:table-column-properties fo:break-before="auto" style:column-width="7.863cm"/>
    </style:style>
    <style:style style:name="co4" style:family="table-column">
      <style:table-column-properties fo:break-before="auto" style:column-width="14.513cm"/>
    </style:style>
    <style:style style:name="co5" style:family="table-column">
      <style:table-column-properties fo:break-before="auto" style:column-width="3.9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no-wrap" style:vertical-align="middle"/>
      <style:paragraph-properties fo:text-align="center" fo:margin-left="0cm"/>
    </style:style>
    <style:style style:name="ce2" style:family="table-cell" style:parent-style-name="Default">
      <style:table-cell-properties fo:wrap-option="no-wrap" style:vertical-align="middle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4" style:family="table-cell" style:parent-style-name="Default">
      <style:table-cell-properties fo:wrap-option="no-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table:style-name="ce1" office:value-type="string" calcext:value-type="string">
            <text:p>Items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ourc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leeve Bearing 3mm Bore x 5mm OD x 5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 toolhead</text:p>
          </table:table-cell>
          <table:table-cell office:value-type="string" calcext:value-type="string">
            <text:p><text:a xlink:href="https://www.amazon.co.uk/dp/B07JLBLLP3?psc=1" xlink:type="simple">https://www.amazon.co.uk/dp/B07JLBLLP3?psc=1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mm M3 was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 toolh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go pin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 toolhead</text:p>
          </table:table-cell>
          <table:table-cell office:value-type="string" calcext:value-type="string">
            <text:p><text:a xlink:href="https://www.amazon.co.uk/dp/B0C4SHBN93" xlink:type="simple">https://www.amazon.co.uk/dp/B0C4SHBN93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mm x 20mm Dowel Pin 304 Stainless St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 toolhead</text:p>
          </table:table-cell>
          <table:table-cell office:value-type="string" calcext:value-type="string">
            <text:p><text:a xlink:href="https://www.amazon.co.uk/sourcing-map-Stainless-Support-Elements/dp/B07MR3GFLY" xlink:type="simple">https://www.amazon.co.uk/sourcing-map-Stainless-Support-Elements/dp/B07MR3GFLY</text:a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3 threaded insert</text:p>
          </table:table-cell>
          <table:table-cell office:value-type="string" calcext:value-type="string">
            <text:p>4+6</text:p>
          </table:table-cell>
          <table:table-cell office:value-type="string" calcext:value-type="string">
            <text:p>for assembly, +6 for each additional toolhead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3 nut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calcext:value-type="string">
            <text:p>M3 x 4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 toolh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3 x 3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 toolh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3 x 1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 toolh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3 x 12mm</text:p>
          </table:table-cell>
          <table:table-cell office:value-type="string" calcext:value-type="string">
            <text:p>4+2</text:p>
          </table:table-cell>
          <table:table-cell office:value-type="string" calcext:value-type="string">
            <text:p><text:span text:style-name="T1">for assembly</text:span>, +2 for each additional toolh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3 x 8mm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21:32:16.4423046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7:18:10.250212021</meta:creation-date>
    <meta:generator>LibreOffice/24.2.0.3$Linux_X86_64 LibreOffice_project/da48488a73ddd66ea24cf16bbc4f7b9c08e9bea1</meta:generator>
    <dc:date>2024-02-16T23:56:33.553287636</dc:date>
    <meta:editing-duration>PT1H51M54S</meta:editing-duration>
    <meta:editing-cycles>4</meta:editing-cycles>
    <meta:document-statistic meta:table-count="1" meta:cell-count="38" meta:object-count="0"/>
  </office:meta>
</office:document-meta>
</file>